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6.1660416666667cm"/>
    </style:style>
    <style:style style:name="co2" style:family="table-column">
      <style:table-column-properties fo:break-before="auto" style:column-width="11.5622916666667cm"/>
    </style:style>
    <style:style style:name="co3" style:family="table-column">
      <style:table-column-properties fo:break-before="auto" style:column-width="11.5358333333333cm"/>
    </style:style>
    <style:style style:name="co4" style:family="table-column">
      <style:table-column-properties fo:break-before="auto" style:column-width="7.3025cm"/>
    </style:style>
    <style:style style:name="co5" style:family="table-column">
      <style:table-column-properties fo:break-before="auto" style:column-width="2.751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number-rows-repeated="29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Average in second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5046700409ns or 555.046700409s</text:p>
          </table:table-cell>
          <table:table-cell office:value-type="float" office:value="555.04670040899998" table:style-name="ce2">
            <text:p>555.04670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5061523630ns or 555.061523630s</text:p>
          </table:table-cell>
          <table:table-cell office:value-type="float" office:value="555.06152363000001" table:style-name="ce2">
            <text:p>555.06152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5061450829ns or 555.061450829s</text:p>
          </table:table-cell>
          <table:table-cell office:value-type="float" office:value="555.06145082900002" table:style-name="ce2">
            <text:p>555.06145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0077740787ns or 550.077740787s</text:p>
          </table:table-cell>
          <table:table-cell office:value-type="float" office:value="550.07774078700004" table:style-name="ce2">
            <text:p>550.07774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0078021893ns or 550.078021893s</text:p>
          </table:table-cell>
          <table:table-cell office:value-type="float" office:value="550.07802189300003" table:style-name="ce2">
            <text:p>550.07802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0078357027ns or 550.078357027s</text:p>
          </table:table-cell>
          <table:table-cell office:value-type="float" office:value="550.07835702700004" table:style-name="ce2">
            <text:p>550.0783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1534717600ns or 551.534717600s</text:p>
          </table:table-cell>
          <table:table-cell office:value-type="float" office:value="551.53471760000002" table:style-name="ce2">
            <text:p>551.53471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1534078737ns or 551.534078737s</text:p>
          </table:table-cell>
          <table:table-cell office:value-type="float" office:value="551.53407873699996" table:style-name="ce2">
            <text:p>551.534078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1533880979ns or 551.533880979s</text:p>
          </table:table-cell>
          <table:table-cell office:value-type="float" office:value="551.53388097899995" table:style-name="ce2">
            <text:p>551.53388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5565683245ns or 555.565683245s</text:p>
          </table:table-cell>
          <table:table-cell office:value-type="float" office:value="555.56568324499995" table:style-name="ce2">
            <text:p>555.56568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5565956289ns or 555.565956289s</text:p>
          </table:table-cell>
          <table:table-cell office:value-type="float" office:value="555.56595628900004" table:style-name="ce2">
            <text:p>555.56595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5565618906ns or 555.565618906s</text:p>
          </table:table-cell>
          <table:table-cell office:value-type="float" office:value="555.56561890600005" table:style-name="ce2">
            <text:p>555.56561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4671018488ns or 554.671018488s</text:p>
          </table:table-cell>
          <table:table-cell office:value-type="float" office:value="554.67101848799996" table:style-name="ce2">
            <text:p>554.671018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4670668062ns or 554.670668062s</text:p>
          </table:table-cell>
          <table:table-cell office:value-type="float" office:value="554.670668062" table:style-name="ce2">
            <text:p>554.670668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4671329431ns or 554.671329431s</text:p>
          </table:table-cell>
          <table:table-cell office:value-type="float" office:value="554.671329431" table:style-name="ce2">
            <text:p>554.67132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2675762057ns or 552.675762057s</text:p>
          </table:table-cell>
          <table:table-cell office:value-type="float" office:value="552.67576205700004" table:style-name="ce2">
            <text:p>552.67576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2675796152ns or 552.675796152s</text:p>
          </table:table-cell>
          <table:table-cell office:value-type="float" office:value="552.67579615199998" table:style-name="ce2">
            <text:p>552.675796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2675813262ns or 552.675813262s</text:p>
          </table:table-cell>
          <table:table-cell office:value-type="float" office:value="552.67581326200002" table:style-name="ce2">
            <text:p>552.67581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49182576796ns or 549.182576796s</text:p>
          </table:table-cell>
          <table:table-cell office:value-type="float" office:value="549.18257679600003" table:style-name="ce2">
            <text:p>549.18257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49182719546ns or 549.182719546s</text:p>
          </table:table-cell>
          <table:table-cell office:value-type="float" office:value="549.18271954600004" table:style-name="ce2">
            <text:p>549.18271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49182855711ns or 549.182855711s</text:p>
          </table:table-cell>
          <table:table-cell office:value-type="float" office:value="549.182855711" table:style-name="ce2">
            <text:p>549.18285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3819991020ns or 553.819991020s</text:p>
          </table:table-cell>
          <table:table-cell office:value-type="float" office:value="553.81999101999997" table:style-name="ce2">
            <text:p>553.8199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3819956794ns or 553.819956794s</text:p>
          </table:table-cell>
          <table:table-cell office:value-type="float" office:value="553.81995679399995" table:style-name="ce2">
            <text:p>553.81995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3820063227ns or 553.820063227s</text:p>
          </table:table-cell>
          <table:table-cell office:value-type="float" office:value="553.82006322699999" table:style-name="ce2">
            <text:p>553.82006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3461893503ns or 553.461893503s</text:p>
          </table:table-cell>
          <table:table-cell office:value-type="float" office:value="553.46189350300006" table:style-name="ce2">
            <text:p>553.46189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3462534179ns or 553.462534179s</text:p>
          </table:table-cell>
          <table:table-cell office:value-type="float" office:value="553.46253417900004" table:style-name="ce2">
            <text:p>553.46253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3462450080ns or 553.462450080s</text:p>
          </table:table-cell>
          <table:table-cell office:value-type="float" office:value="553.46245008000005" table:style-name="ce2">
            <text:p>553.46245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6508417482ns or 556.508417482s</text:p>
          </table:table-cell>
          <table:table-cell office:value-type="float" office:value="556.50841748200003" table:style-name="ce2">
            <text:p>556.50841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6509766162ns or 556.509766162s</text:p>
          </table:table-cell>
          <table:table-cell office:value-type="float" office:value="556.50976616200001" table:style-name="ce2">
            <text:p>556.509766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elapsed was 556510359845ns or 556.510359845s</text:p>
          </table:table-cell>
          <table:table-cell office:value-type="float" office:value="556.51035984500004" table:style-name="ce2">
            <text:p>556.5103598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float" office:value="553.25559007093329" table:formula="of:=AVERAGE([.B31:.B60])" table:style-name="ce2">
            <text:p>553.2555901</text:p>
          </table:table-cell>
          <table:table-cell table:number-columns-repeated="16382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Ishu Shrestha</dc:creator>
    <meta:creation-date>2019-12-25T17:41:27Z</meta:creation-date>
    <dc:date>2019-12-29T11:09:10Z</dc:date>
    <meta:editing-cycles>1</meta:editing-cycles>
    <meta:editing-duration>PT22S</meta:editing-duration>
  </office:meta>
</office:document-meta>
</file>